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keyword">[bölüm2]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self.icerik = open(yol,"r").read() # dosya içeriğini okuduk<ns0:line-break/>def deger_al(bolum,veri):<ns0:line-break/><ns0:s ns0:c="4"/>etkin = False # istenilen yere gelene kadar etkisiz kal<ns0:line-break/><ns0:s ns0:c="4"/>for satir in dosya.icerik.split("\n"):<ns0:line-break/><ns0:s ns0:c="8"/>if "[" + bolum + "]" in satir: # okunan satırda istenilen bölümün başı mı<ns0:line-break/><ns0:s ns0:c="12"/>etkin = True # etkinleştir<ns0:line-break/><ns0:s ns0:c="8"/>if etkin:<ns0:line-break/><ns0:s ns0:c="12"/>if satir.split("=")[0] == veri: # = işaretine göre 0. eleman aranan mı<ns0:line-break/><ns0:s ns0:c="16"/>return satir.split("=")[0].strip()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punctuation">: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.</text:span>
        <text:span text:style-name="rststyle-name">strip</text:span>
        <text:span text:style-name="rststyle-punctuation">()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test.dosya = test.inidosya("dosya") # ini dosyasını yükle<ns0:line-break/>deger=test.deger_al("hmm","veri") # değeri al<ns0:line-break/>print(deger) # değeri yazdır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test</text:span>
        <text:span text:style-name="rststyle-operator">.</text:span>
        <text:span text:style-name="rststyle-name">dosya</text:span>
        <text:span text:style-name="rststyle-operator">=</text:span>
        <text:span text:style-name="rststyle-name">test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test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punctuation">)</text:span>
        <text:span text:style-name="rststyle-comment">
          <text:span text:style-name="rststyle-single"># değeri yazdır</text:span>
        </text:span>
        <text:span text:style-name="rststyle-operator">-&gt;</text:span>
        <text:span text:style-name="rststyle-name">abc123x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14:16:58</meta:creation-date>
    <dc:creator>a</dc:creator>
    <dc:date>2021-07-07T14:16:58</dc:date>
    <dc:language>en-US</dc:language>
    <meta:editing-cycles>1</meta:editing-cycles>
    <meta:editing-duration>PT00M01S</meta:editing-duration>
    <dc:title>Python dersi</dc:title>
  </office:meta>
</office:document-meta>
</file>